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Arial" fo:font-size="21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637cm" svg:y="0.836cm">
          <draw:text-box>
            <text:p text:style-name="P1"><text:span text:style-name="T1">Holy Gospel</text:span></text:p>
            <text:p text:style-name="P1"><text:span text:style-name="T2">Matthew 20:1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7.766cm" svg:x="1.524cm" svg:y="0.952cm">
          <draw:text-box>
            <text:p text:style-name="P4"><text:span text:style-name="T3">1</text:span><text:span text:style-name="T4">“For the kingdom of heaven is like a master of a house who went out early in the morning to hire laborers for his vineyard. </text:span><text:span text:style-name="T3">2</text:span><text:span text:style-name="T4">After agreeing with the laborers for a denarius a day, he sent them into his vineya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922cm" svg:x="1.524cm" svg:y="0.952cm">
          <draw:text-box>
            <text:p text:style-name="P4"><text:span text:style-name="T3">3</text:span><text:span text:style-name="T4">And going out about the third hour he saw others standing idle in the marketplace, </text:span><text:span text:style-name="T3">4</text:span><text:span text:style-name="T4">and to them he said, ‘You go into the vineyard too, and whatever is right I will give you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6.414cm" svg:x="1.524cm" svg:y="0.952cm">
          <draw:text-box>
            <text:p text:style-name="P4"><text:span text:style-name="T3">5</text:span><text:span text:style-name="T4">So they went. Going out again about the sixth hour and the ninth hour, he did the same. </text:span><text:span text:style-name="T3">6</text:span><text:span text:style-name="T4">And about the eleventh hour he went out and found others stand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892cm" svg:height="7.766cm" svg:x="1.524cm" svg:y="0.882cm">
          <draw:text-box>
            <text:p text:style-name="P4"><text:span text:style-name="T4"><text:s/></text:span><text:span text:style-name="T4">And he said to them, ‘Why do you stand here idle all day?’ </text:span><text:span text:style-name="T3">7</text:span><text:span text:style-name="T4">They said to him, ‘Because no one has hired us.’ He said to them, ‘You go into the vineyard too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4.638cm" svg:height="6.668cm" svg:x="1.524cm" svg:y="0.952cm">
          <draw:text-box>
            <text:p text:style-name="P4"><text:span text:style-name="T3">8</text:span><text:span text:style-name="T4">And when evening came, the owner of the vineyard said to his foreman, ‘Call the laborers and pay them their wages, beginning with the last, up to the first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638cm" svg:height="7.766cm" svg:x="1.617cm" svg:y="0.882cm">
          <draw:text-box>
            <text:p text:style-name="P4"><text:span text:style-name="T3">9</text:span><text:span text:style-name="T4">And when those hired about the eleventh hour came, each of them received a denarius.</text:span></text:p>
            <text:p text:style-name="P4"><text:span text:style-name="T3">10</text:span><text:span text:style-name="T4">Now when those hired first came, they thought they would receive more, but each of them also received a denari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5.146cm" svg:height="7.766cm" svg:x="1.27cm" svg:y="0.976cm">
          <draw:text-box>
            <text:p text:style-name="P4"><text:span text:style-name="T4"><text:s/></text:span><text:span text:style-name="T3">11</text:span><text:span text:style-name="T4">And on receiving it they grumbled at the master of the house, </text:span><text:span text:style-name="T3">12</text:span><text:span text:style-name="T4">saying, ‘These last worked only one hour, and you have made them equal to us who have borne the burden of the day and the scorching h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5" draw:layer="layout" svg:width="24.638cm" svg:height="7.766cm" svg:x="1.57cm" svg:y="0.743cm">
          <draw:text-box>
            <text:p text:style-name="P4"><text:span text:style-name="T4">’ </text:span><text:span text:style-name="T3">13</text:span><text:span text:style-name="T4">But he replied to one of them, ‘Friend, I am doing you no wrong. Did you not agree with me for a denarius? </text:span><text:span text:style-name="T3">14</text:span><text:span text:style-name="T4">Take what belongs to you and go. I choose to give to this last worker as I give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5" draw:layer="layout" svg:width="24.892cm" svg:height="9.269cm" svg:x="1.524cm" svg:y="0.952cm">
          <draw:text-box>
            <text:p text:style-name="P4"><text:span text:style-name="T4"><text:s/></text:span><text:span text:style-name="T3">15</text:span><text:span text:style-name="T4">Am I not allowed to do what I choose with what belongs to me? Or do you begrudge my generosity?’ </text:span><text:span text:style-name="T3">16</text:span><text:span text:style-name="T4">So the last will be first, and the first la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15:16:55.794000000</meta:creation-date>
    <dc:date>2017-09-21T20:27:03.127000000</dc:date>
    <meta:editing-duration>PT7M36S</meta:editing-duration>
    <meta:editing-cycles>5</meta:editing-cycles>
    <meta:generator>LibreOffice/5.4.1.2$Windows_X86_64 LibreOffice_project/ea7cb86e6eeb2bf3a5af73a8f7777ac570321527</meta:generator>
    <meta:document-statistic meta:object-count="51"/>
  </office:meta>
</office:document-meta>
</file>